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font-variant="normal" fo:text-transform="none" fo:color="#202124" loext:opacity="100%" style:font-name="Roboto" fo:font-size="11pt" fo:letter-spacing="normal" fo:font-style="normal" fo:font-weight="normal" officeooo:rsid="000648c3" officeooo:paragraph-rsid="0018d6b3" fo:background-color="#faf9f8" style:font-size-asian="11pt" style:font-size-complex="11pt" loext:padding="0cm" loext:border="non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222222" loext:opacity="100%" style:font-name="Arial" fo:font-size="12pt" fo:letter-spacing="normal" fo:font-style="normal" fo:font-weight="normal" officeooo:paragraph-rsid="000648c3" style:font-size-asian="11pt" style:font-size-complex="11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5f8a8" officeooo:paragraph-rsid="0015f8a8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8d6b3" officeooo:paragraph-rsid="0018d6b3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0648c3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15f8a8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5f8a8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5623a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1a7a5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648c3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officeooo:rsid="0015f8a8" officeooo:paragraph-rsid="0015f8a8" style:font-size-asian="11pt" style:font-size-complex="11pt"/>
    </style:style>
    <style:style style:name="P15" style:family="paragraph" style:parent-style-name="Standard">
      <style:paragraph-properties fo:margin-top="0.101cm" fo:margin-bottom="0.101cm" style:contextual-spacing="false" fo:line-height="100%"/>
      <style:text-properties style:font-name="Roboto" fo:font-size="11pt" officeooo:paragraph-rsid="0005623a" style:font-size-asian="11pt" style:font-size-complex="11pt"/>
    </style:style>
    <style:style style:name="P1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Roboto" fo:font-size="11pt" officeooo:paragraph-rsid="0005623a" style:font-size-asian="11pt" style:font-size-complex="11pt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e5ce3" style:font-size-asian="11pt" style:font-size-complex="11pt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65c3" style:font-size-asian="11pt" style:font-size-complex="11pt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bdac" style:font-size-asian="11pt" style:font-size-complex="11pt"/>
    </style:style>
    <style:style style:name="T1" style:family="text">
      <style:text-properties officeooo:rsid="000648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48c3" style:font-weight-asian="bold" style:font-weight-complex="bold"/>
    </style:style>
    <style:style style:name="T4" style:family="text">
      <style:text-properties fo:font-weight="bold" officeooo:rsid="0011a7a5" style:font-weight-asian="bold" style:font-weight-complex="bold"/>
    </style:style>
    <style:style style:name="T5" style:family="text">
      <style:text-properties fo:font-weight="bold" officeooo:rsid="00176135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officeooo:rsid="0008bdac"/>
    </style:style>
    <style:style style:name="T9" style:family="text">
      <style:text-properties officeooo:rsid="0008be47"/>
    </style:style>
    <style:style style:name="T10" style:family="text">
      <style:text-properties officeooo:rsid="000964b7"/>
    </style:style>
    <style:style style:name="T11" style:family="text">
      <style:text-properties officeooo:rsid="0009ec85"/>
    </style:style>
    <style:style style:name="T12" style:family="text">
      <style:text-properties officeooo:rsid="000a48f5"/>
    </style:style>
    <style:style style:name="T13" style:family="text">
      <style:text-properties officeooo:rsid="000bd3b9"/>
    </style:style>
    <style:style style:name="T14" style:family="text">
      <style:text-properties officeooo:rsid="000e5ce3"/>
    </style:style>
    <style:style style:name="T15" style:family="text">
      <style:text-properties officeooo:rsid="0011a7a5"/>
    </style:style>
    <style:style style:name="T16" style:family="text">
      <style:text-properties officeooo:rsid="001422df"/>
    </style:style>
    <style:style style:name="T17" style:family="text">
      <style:text-properties officeooo:rsid="00145b75"/>
    </style:style>
    <style:style style:name="T18" style:family="text">
      <style:text-properties officeooo:rsid="00176135"/>
    </style:style>
    <style:style style:name="T19" style:family="text">
      <style:text-properties officeooo:rsid="001af9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3">Madame, <text:span text:style-name="T19">Monsieur,</text:span></text:p>
      <text:p text:style-name="P2"/>
      <text:p text:style-name="P2">Je me permets de vous contacter afin de convenir d'un stage qui n'engendrera aucun coût de votre part.</text:p>
      <text:p text:style-name="P2">Ce stage (du 13 février au 5 mai 2023) s'inscrit dans mon parcours de formation de "Concepteur Développeur d'applications".</text:p>
      <text:p text:style-name="P2">Vous trouverez ci-joints mon CV ainsi qu'une lettre de motivation.</text:p>
      <text:p text:style-name="P2"/>
      <text:p text:style-name="P2">Dans l'attente de vous lire, je reste bien évidemment à votre disposition pour tout renseignement.</text:p>
      <text:p text:style-name="P2"/>
      <text:p text:style-name="P2">Cordialement,</text:p>
      <text:p text:style-name="P2"/>
      <text:p text:style-name="P4">Alexis Donato</text:p>
      <text:p text:style-name="P13"/>
      <text:p text:style-name="P1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09:50.308674778</meta:creation-date>
    <dc:date>2022-11-29T13:31:38.379367697</dc:date>
    <meta:editing-duration>PT58M30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" meta:paragraph-count="7" meta:word-count="67" meta:character-count="432" meta:non-whitespace-character-count="372"/>
  </office:meta>
</office:document-meta>
</file>